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Ingreso Familia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8587" calcext:value-type="float">
            <text:p>385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379" calcext:value-type="float">
            <text:p>383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048" calcext:value-type="float">
            <text:p>440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4894" calcext:value-type="float">
            <text:p>548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1212" calcext:value-type="float">
            <text:p>412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353" calcext:value-type="float">
            <text:p>273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174" calcext:value-type="float">
            <text:p>281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260" calcext:value-type="float">
            <text:p>372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5617" calcext:value-type="float">
            <text:p>356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870" calcext:value-type="float">
            <text:p>418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433" calcext:value-type="float">
            <text:p>264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992" calcext:value-type="float">
            <text:p>429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8162" calcext:value-type="float">
            <text:p>381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4911" calcext:value-type="float">
            <text:p>349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441" calcext:value-type="float">
            <text:p>424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1933" calcext:value-type="float">
            <text:p>419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421" calcext:value-type="float">
            <text:p>294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2889" calcext:value-type="float">
            <text:p>328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3202" calcext:value-type="float">
            <text:p>532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012" calcext:value-type="float">
            <text:p>320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024" calcext:value-type="float">
            <text:p>530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214" calcext:value-type="float">
            <text:p>442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4421" calcext:value-type="float">
            <text:p>344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342" calcext:value-type="float">
            <text:p>393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3464" calcext:value-type="float">
            <text:p>5346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6132" calcext:value-type="float">
            <text:p>461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037" calcext:value-type="float">
            <text:p>250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1710" calcext:value-type="float">
            <text:p>417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107" calcext:value-type="float">
            <text:p>421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9321" calcext:value-type="float">
            <text:p>393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5207" calcext:value-type="float">
            <text:p>352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235" calcext:value-type="float">
            <text:p>392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1958" calcext:value-type="float">
            <text:p>419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567" calcext:value-type="float">
            <text:p>395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170" calcext:value-type="float">
            <text:p>281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5145" calcext:value-type="float">
            <text:p>4514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025" calcext:value-type="float">
            <text:p>290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4118" calcext:value-type="float">
            <text:p>441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707" calcext:value-type="float">
            <text:p>277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9044" calcext:value-type="float">
            <text:p>390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221" calcext:value-type="float">
            <text:p>302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3010" calcext:value-type="float">
            <text:p>530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2937" calcext:value-type="float">
            <text:p>329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392" calcext:value-type="float">
            <text:p>423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415" calcext:value-type="float">
            <text:p>504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836" calcext:value-type="float">
            <text:p>548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625" calcext:value-type="float">
            <text:p>346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348" calcext:value-type="float">
            <text:p>353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3035" calcext:value-type="float">
            <text:p>530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032" calcext:value-type="float">
            <text:p>460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610" calcext:value-type="float">
            <text:p>416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856" calcext:value-type="float">
            <text:p>488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6993" calcext:value-type="float">
            <text:p>369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956" calcext:value-type="float">
            <text:p>2795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503" calcext:value-type="float">
            <text:p>365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3305" calcext:value-type="float">
            <text:p>533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952" calcext:value-type="float">
            <text:p>469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927" calcext:value-type="float">
            <text:p>309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2345" calcext:value-type="float">
            <text:p>523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105" calcext:value-type="float">
            <text:p>261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522" calcext:value-type="float">
            <text:p>325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9T19:00:17.761040061</meta:creation-date>
    <dc:date>2021-08-19T19:03:01.350860454</dc:date>
    <meta:editing-duration>PT2M44S</meta:editing-duration>
    <meta:editing-cycles>1</meta:editing-cycles>
    <meta:document-statistic meta:table-count="1" meta:cell-count="202" meta:object-count="0"/>
    <meta:generator>LibreOffice/7.1.5.2$Linux_X86_64 LibreOffice_project/10$Build-2</meta:generator>
  </office:meta>
</office:document-meta>
</file>